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1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s-1-HT0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46163" calcext:value-type="float">
            <text:p>0.146163</text:p>
          </table:table-cell>
          <table:table-cell office:value-type="float" office:value="0" calcext:value-type="float">
            <text:p>0</text:p>
          </table:table-cell>
          <table:table-cell office:value-type="float" office:value="0.147144" calcext:value-type="float">
            <text:p>0.147144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17721" calcext:value-type="float">
            <text:p>0.617721</text:p>
          </table:table-cell>
          <table:table-cell office:value-type="float" office:value="0" calcext:value-type="float">
            <text:p>0</text:p>
          </table:table-cell>
          <table:table-cell office:value-type="float" office:value="0.620542" calcext:value-type="float">
            <text:p>0.620542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23705" calcext:value-type="float">
            <text:p>0.823705</text:p>
          </table:table-cell>
          <table:table-cell office:value-type="float" office:value="0" calcext:value-type="float">
            <text:p>0</text:p>
          </table:table-cell>
          <table:table-cell office:value-type="float" office:value="0.827653" calcext:value-type="float">
            <text:p>0.827653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30205" calcext:value-type="float">
            <text:p>2.630205</text:p>
          </table:table-cell>
          <table:table-cell office:value-type="float" office:value="0" calcext:value-type="float">
            <text:p>0</text:p>
          </table:table-cell>
          <table:table-cell office:value-type="float" office:value="2.639218" calcext:value-type="float">
            <text:p>2.639218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29975" calcext:value-type="float">
            <text:p>7.129975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7.158439" calcext:value-type="float">
            <text:p>7.158439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388196" calcext:value-type="float">
            <text:p>5.38819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5.424681" calcext:value-type="float">
            <text:p>5.424681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4658" calcext:value-type="float">
            <text:p>0.14658</text:p>
          </table:table-cell>
          <table:table-cell office:value-type="float" office:value="0" calcext:value-type="float">
            <text:p>0</text:p>
          </table:table-cell>
          <table:table-cell office:value-type="float" office:value="0.147547" calcext:value-type="float">
            <text:p>0.14754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46309" calcext:value-type="float">
            <text:p>0.146309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147162" calcext:value-type="float">
            <text:p>0.147162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15667" calcext:value-type="float">
            <text:p>0.615667</text:p>
          </table:table-cell>
          <table:table-cell office:value-type="float" office:value="0" calcext:value-type="float">
            <text:p>0</text:p>
          </table:table-cell>
          <table:table-cell office:value-type="float" office:value="0.61851" calcext:value-type="float">
            <text:p>0.61851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0.82651" calcext:value-type="float">
            <text:p>0.8265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831236" calcext:value-type="float">
            <text:p>0.831236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.698696" calcext:value-type="float">
            <text:p>2.698696</text:p>
          </table:table-cell>
          <table:table-cell office:value-type="float" office:value="0" calcext:value-type="float">
            <text:p>0</text:p>
          </table:table-cell>
          <table:table-cell office:value-type="float" office:value="2.711073" calcext:value-type="float">
            <text:p>2.711073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7.142844" calcext:value-type="float">
            <text:p>7.142844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7.169969" calcext:value-type="float">
            <text:p>7.169969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5.505539" calcext:value-type="float">
            <text:p>5.505539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5.546927" calcext:value-type="float">
            <text:p>5.546927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4718" calcext:value-type="float">
            <text:p>0.14718</text:p>
          </table:table-cell>
          <table:table-cell office:value-type="float" office:value="0" calcext:value-type="float">
            <text:p>0</text:p>
          </table:table-cell>
          <table:table-cell office:value-type="float" office:value="0.148045" calcext:value-type="float">
            <text:p>0.14804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151601" calcext:value-type="float">
            <text:p>0.151601</text:p>
          </table:table-cell>
          <table:table-cell office:value-type="float" office:value="0" calcext:value-type="float">
            <text:p>0</text:p>
          </table:table-cell>
          <table:table-cell office:value-type="float" office:value="0.077352" calcext:value-type="float">
            <text:p>0.077352</text:p>
          </table:table-cell>
        </table:table-row>
        <table:table-row table:style-name="ro1">
          <table:table-cell office:value-type="string" calcext:value-type="string">
            <text:p>slow_a</text:p>
          </table:table-cell>
          <table:table-cell office:value-type="float" office:value="0.621655" calcext:value-type="float">
            <text:p>0.621655</text:p>
          </table:table-cell>
          <table:table-cell office:value-type="float" office:value="0" calcext:value-type="float">
            <text:p>0</text:p>
          </table:table-cell>
          <table:table-cell office:value-type="float" office:value="0.313111" calcext:value-type="float">
            <text:p>0.313111</text:p>
          </table:table-cell>
        </table:table-row>
        <table:table-row table:style-name="ro1">
          <table:table-cell office:value-type="string" calcext:value-type="string">
            <text:p>slow_b</text:p>
          </table:table-cell>
          <table:table-cell office:value-type="float" office:value="2.375354" calcext:value-type="float">
            <text:p>2.375354</text:p>
          </table:table-cell>
          <table:table-cell office:value-type="float" office:value="0" calcext:value-type="float">
            <text:p>0</text:p>
          </table:table-cell>
          <table:table-cell office:value-type="float" office:value="1.207738" calcext:value-type="float">
            <text:p>1.207738</text:p>
          </table:table-cell>
        </table:table-row>
        <table:table-row table:style-name="ro1">
          <table:table-cell office:value-type="string" calcext:value-type="string">
            <text:p>slow_c</text:p>
          </table:table-cell>
          <table:table-cell office:value-type="float" office:value="22.214436" calcext:value-type="float">
            <text:p>22.214436</text:p>
          </table:table-cell>
          <table:table-cell office:value-type="float" office:value="0.003995" calcext:value-type="float">
            <text:p>0.003995</text:p>
          </table:table-cell>
          <table:table-cell office:value-type="float" office:value="11.493331" calcext:value-type="float">
            <text:p>11.493331</text:p>
          </table:table-cell>
        </table:table-row>
        <table:table-row table:style-name="ro1">
          <table:table-cell office:value-type="string" calcext:value-type="string">
            <text:p>slow_d</text:p>
          </table:table-cell>
          <table:table-cell office:value-type="float" office:value="143.598389" calcext:value-type="float">
            <text:p>143.598389</text:p>
          </table:table-cell>
          <table:table-cell office:value-type="float" office:value="169.955424" calcext:value-type="float">
            <text:p>169.955424</text:p>
          </table:table-cell>
          <table:table-cell office:value-type="float" office:value="157.254292" calcext:value-type="float">
            <text:p>157.254292</text:p>
          </table:table-cell>
        </table:table-row>
        <table:table-row table:style-name="ro1">
          <table:table-cell office:value-type="string" calcext:value-type="string">
            <text:p>slow_e</text:p>
          </table:table-cell>
          <table:table-cell office:value-type="float" office:value="8.225166" calcext:value-type="float">
            <text:p>8.225166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4.151755" calcext:value-type="float">
            <text:p>4.151755</text:p>
          </table:table-cell>
        </table:table-row>
        <table:table-row table:style-name="ro1">
          <table:table-cell office:value-type="string" calcext:value-type="string">
            <text:p>slow_f</text:p>
          </table:table-cell>
          <table:table-cell office:value-type="float" office:value="0.151702" calcext:value-type="float">
            <text:p>0.151702</text:p>
          </table:table-cell>
          <table:table-cell office:value-type="float" office:value="0" calcext:value-type="float">
            <text:p>0</text:p>
          </table:table-cell>
          <table:table-cell office:value-type="float" office:value="0.101513" calcext:value-type="float">
            <text:p>0.101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6:28:21.406792160</dc:date>
    <meta:editing-duration>PT2M35S</meta:editing-duration>
    <meta:editing-cycles>1</meta:editing-cycles>
    <meta:document-statistic meta:table-count="1" meta:cell-count="99" meta:object-count="0"/>
    <meta:generator>LibreOffice/5.4.2.2.0$Linux_X86_64 LibreOffice_project/40m0$Build-2</meta:generator>
  </office:meta>
</office:document-meta>
</file>